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пользователь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style-name="ce3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{id}/</text:p>
          </table:table-cell>
          <table:table-cell table:style-name="ce3" office:value-type="string" calcext:value-type="string">
            <text:p>+</text:p>
          </table:table-cell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m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set_password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in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ou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{id}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</text:a>/api/recipes/download_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<text:a xlink:href="http://localhost:8000/" xlink:type="simple">http://localhost:8000/</text:a>api/recipes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subscriptions/</text:p>
          </table:table-cell>
          <table:table-cell/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{id}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4:24:40.693343083</meta:creation-date>
    <dc:date>2023-05-30T15:34:11.046436595</dc:date>
    <meta:editing-duration>PT3H5M29S</meta:editing-duration>
    <meta:editing-cycles>6</meta:editing-cycles>
    <meta:generator>LibreOffice/7.5.3.2$Linux_X86_64 LibreOffice_project/50$Build-2</meta:generator>
    <meta:document-statistic meta:table-count="1" meta:cell-count="86" meta:object-count="0"/>
  </office:meta>
</office:document-meta>
</file>